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1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4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ackground-color="#e6e6ff"/>
    </style:style>
    <style:style style:name="ce16" style:family="table-cell" style:parent-style-name="Default">
      <style:table-cell-properties fo:background-color="#c0c0c0"/>
    </style:style>
    <style:style style:name="ce17" style:family="table-cell" style:parent-style-name="Default" style:data-style-name="N34">
      <style:table-cell-properties fo:border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ackground-color="#0000ff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34">
      <style:table-cell-properties fo:background-color="#c0c0c0" fo:border="0.06pt solid #000000"/>
    </style:style>
    <style:style style:name="ce23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24" style:family="table-cell" style:parent-style-name="Default">
      <style:table-cell-properties fo:background-color="#c0c0c0" fo:border="none"/>
    </style:style>
    <style:style style:name="ce25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26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c0c0c0" fo:border-left="none" fo:border-right="0.06pt solid #000000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0000ff" fo:border="none"/>
    </style:style>
    <style:style style:name="ce33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34" style:family="table-cell" style:parent-style-name="Default" style:data-style-name="N3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5" style:family="table-cell" style:parent-style-name="Default" style:data-style-name="N34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8" style:family="table-cell" style:parent-style-name="Default" style:data-style-name="N34">
      <style:table-cell-properties fo:background-color="transparent" fo:border="0.06pt solid #000000"/>
    </style:style>
    <style:style style:name="ce39" style:family="table-cell" style:parent-style-name="Default" style:data-style-name="N34">
      <style:table-cell-properties fo:border-bottom="0.06pt solid #000000" fo:background-color="transparent" fo:border-left="0.06pt solid #000000" fo:border-right="none" fo:border-top="0.06pt solid #000000"/>
    </style:style>
    <style:style style:name="ce40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fo:background-color="#e6e6ff" fo:border="none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3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34">
      <style:table-cell-properties fo:background-color="#c0c0c0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c0c0c0" fo:border-left="none" fo:border-right="none" fo:border-top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34">
      <style:table-cell-properties fo:background-color="transparent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00ff"/>
      <style:text-properties style:use-window-font-color="true"/>
    </style:style>
    <style:style style:name="ce51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0000ff" fo:border-left="0.06pt solid #000000" fo:border-right="none" fo:border-top="none"/>
      <style:text-properties style:use-window-font-color="true"/>
    </style:style>
    <style:style style:name="ce53" style:family="table-cell" style:parent-style-name="Default">
      <style:table-cell-properties fo:background-color="#c0c0c0"/>
      <style:text-properties style:use-window-font-color="true"/>
    </style:style>
    <style:style style:name="ce5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5" style:family="table-cell" style:parent-style-name="Default" style:data-style-name="N34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34">
      <style:table-cell-properties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ning Réalisé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1" table:number-rows-spanned="3">
            <text:p>Tache</text:p>
          </table:table-cell>
          <table:table-cell table:style-name="ce8" office:value-type="date" office:date-value="2012-02-01" table:number-columns-spanned="29" table:number-rows-spanned="1">
            <text:p>février</text:p>
          </table:table-cell>
          <table:covered-table-cell table:number-columns-repeated="2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2" table:style-name="ce17"/>
          <table:table-cell table:style-name="ce8" office:value-type="date" office:date-value="2012-03-01" table:number-columns-spanned="31" table:number-rows-spanned="1">
            <text:p>mars</text:p>
          </table:table-cell>
          <table:covered-table-cell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style-name="ce22"/>
          <table:table-cell table:style-name="ce34" office:value-type="date" office:date-value="2012-04-01" table:number-columns-spanned="30" table:number-rows-spanned="1">
            <text:p>avril</text:p>
          </table:table-cell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8"/>
          <table:covered-table-cell table:number-columns-repeated="4" table:style-name="ce17"/>
          <table:covered-table-cell table:number-columns-repeated="2" table:style-name="ce22"/>
          <table:covered-table-cell table:style-name="ce35"/>
          <table:table-cell table:style-name="ce34" office:value-type="date" office:date-value="2012-05-01" table:number-columns-spanned="6" table:number-rows-spanned="1">
            <text:p>mai</text:p>
          </table:table-cell>
          <table:covered-table-cell table:number-columns-repeated="2" table:style-name="ce38"/>
          <table:covered-table-cell table:style-name="ce39"/>
          <table:covered-table-cell table:number-columns-repeated="2" table:style-name="ce38"/>
          <table:table-cell table:number-columns-repeated="2"/>
        </table:table-row>
        <table:table-row table:style-name="ro1">
          <table:covered-table-cell table:style-name="ce2"/>
          <table:table-cell table:style-name="ce9" office:value-type="float" office:value="5" table:number-columns-spanned="5" table:number-rows-spanned="1">
            <text:p>5</text:p>
          </table:table-cell>
          <table:covered-table-cell table:number-columns-repeated="2" table:style-name="ce18"/>
          <table:covered-table-cell table:style-name="ce23"/>
          <table:covered-table-cell table:style-name="ce26"/>
          <table:table-cell table:style-name="ce9" office:value-type="float" office:value="6" table:number-columns-spanned="7" table:number-rows-spanned="1">
            <text:p>6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7" table:number-columns-spanned="7" table:number-rows-spanned="1">
            <text:p>7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8" table:number-columns-spanned="7" table:number-rows-spanned="1">
            <text:p>8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9" table:number-columns-spanned="7" table:number-rows-spanned="1">
            <text:p>9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0" table:number-columns-spanned="7" table:number-rows-spanned="1">
            <text:p>10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1" table:number-columns-spanned="7" table:number-rows-spanned="1">
            <text:p>11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2" table:number-columns-spanned="7" table:number-rows-spanned="1">
            <text:p>12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3" table:number-columns-spanned="7" table:number-rows-spanned="1">
            <text:p>13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4" table:number-columns-spanned="7" table:number-rows-spanned="1">
            <text:p>14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5" table:number-columns-spanned="7" table:number-rows-spanned="1">
            <text:p>15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6" table:number-columns-spanned="7" table:number-rows-spanned="1">
            <text:p>16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7" table:number-columns-spanned="7" table:number-rows-spanned="1">
            <text:p>17</text:p>
          </table:table-cell>
          <table:covered-table-cell table:number-columns-repeated="4" table:style-name="ce18"/>
          <table:covered-table-cell table:style-name="ce23"/>
          <table:covered-table-cell table:style-name="ce26"/>
          <table:table-cell table:style-name="ce9" office:value-type="float" office:value="18" table:number-columns-spanned="7" table:number-rows-spanned="1">
            <text:p>18</text:p>
          </table:table-cell>
          <table:covered-table-cell table:style-name="ce23"/>
          <table:covered-table-cell table:number-columns-repeated="3" table:style-name="ce18"/>
          <table:covered-table-cell table:style-name="ce23"/>
          <table:covered-table-cell table:style-name="ce26"/>
          <table:table-cell table:number-columns-repeated="2"/>
        </table:table-row>
        <table:table-row table:style-name="ro1">
          <table:covered-table-cell table:style-name="ce3"/>
          <table:table-cell table:style-name="ce10" office:value-type="date" office:date-value="2012-02-01">
            <text:p>01</text:p>
          </table:table-cell>
          <table:table-cell table:style-name="ce10" office:value-type="date" office:date-value="2012-02-02">
            <text:p>02</text:p>
          </table:table-cell>
          <table:table-cell table:style-name="ce10" office:value-type="date" office:date-value="2012-02-03">
            <text:p>03</text:p>
          </table:table-cell>
          <table:table-cell table:style-name="ce10" office:value-type="date" office:date-value="2012-02-04">
            <text:p>04</text:p>
          </table:table-cell>
          <table:table-cell table:style-name="ce10" office:value-type="date" office:date-value="2012-02-05">
            <text:p>05</text:p>
          </table:table-cell>
          <table:table-cell table:style-name="ce10" office:value-type="date" office:date-value="2012-02-06">
            <text:p>06</text:p>
          </table:table-cell>
          <table:table-cell table:style-name="ce10" office:value-type="date" office:date-value="2012-02-07">
            <text:p>07</text:p>
          </table:table-cell>
          <table:table-cell table:style-name="ce10" office:value-type="date" office:date-value="2012-02-08">
            <text:p>08</text:p>
          </table:table-cell>
          <table:table-cell table:style-name="ce10" office:value-type="date" office:date-value="2012-02-09">
            <text:p>09</text:p>
          </table:table-cell>
          <table:table-cell table:style-name="ce10" office:value-type="date" office:date-value="2012-02-10">
            <text:p>10</text:p>
          </table:table-cell>
          <table:table-cell table:style-name="ce10" office:value-type="date" office:date-value="2012-02-11">
            <text:p>11</text:p>
          </table:table-cell>
          <table:table-cell table:style-name="ce10" office:value-type="date" office:date-value="2012-02-12">
            <text:p>12</text:p>
          </table:table-cell>
          <table:table-cell table:style-name="ce10" office:value-type="date" office:date-value="2012-02-13">
            <text:p>13</text:p>
          </table:table-cell>
          <table:table-cell table:style-name="ce10" office:value-type="date" office:date-value="2012-02-14">
            <text:p>14</text:p>
          </table:table-cell>
          <table:table-cell table:style-name="ce10" office:value-type="date" office:date-value="2012-02-15">
            <text:p>15</text:p>
          </table:table-cell>
          <table:table-cell table:style-name="ce10" office:value-type="date" office:date-value="2012-02-16">
            <text:p>16</text:p>
          </table:table-cell>
          <table:table-cell table:style-name="ce10" office:value-type="date" office:date-value="2012-02-17">
            <text:p>17</text:p>
          </table:table-cell>
          <table:table-cell table:style-name="ce10" office:value-type="date" office:date-value="2012-02-18">
            <text:p>18</text:p>
          </table:table-cell>
          <table:table-cell table:style-name="ce10" office:value-type="date" office:date-value="2012-02-19">
            <text:p>19</text:p>
          </table:table-cell>
          <table:table-cell table:style-name="ce10" office:value-type="date" office:date-value="2012-02-20">
            <text:p>20</text:p>
          </table:table-cell>
          <table:table-cell table:style-name="ce10" office:value-type="date" office:date-value="2012-02-21">
            <text:p>21</text:p>
          </table:table-cell>
          <table:table-cell table:style-name="ce10" office:value-type="date" office:date-value="2012-02-22">
            <text:p>22</text:p>
          </table:table-cell>
          <table:table-cell table:style-name="ce10" office:value-type="date" office:date-value="2012-02-23">
            <text:p>23</text:p>
          </table:table-cell>
          <table:table-cell table:style-name="ce10" office:value-type="date" office:date-value="2012-02-24">
            <text:p>24</text:p>
          </table:table-cell>
          <table:table-cell table:style-name="ce10" office:value-type="date" office:date-value="2012-02-25">
            <text:p>25</text:p>
          </table:table-cell>
          <table:table-cell table:style-name="ce10" office:value-type="date" office:date-value="2012-02-26">
            <text:p>26</text:p>
          </table:table-cell>
          <table:table-cell table:style-name="ce10" office:value-type="date" office:date-value="2012-02-27">
            <text:p>27</text:p>
          </table:table-cell>
          <table:table-cell table:style-name="ce10" office:value-type="date" office:date-value="2012-02-28">
            <text:p>28</text:p>
          </table:table-cell>
          <table:table-cell table:style-name="ce10" office:value-type="date" office:date-value="2012-02-29">
            <text:p>29</text:p>
          </table:table-cell>
          <table:table-cell table:style-name="ce10" office:value-type="date" office:date-value="2012-03-01">
            <text:p>01</text:p>
          </table:table-cell>
          <table:table-cell table:style-name="ce10" office:value-type="date" office:date-value="2012-03-02">
            <text:p>02</text:p>
          </table:table-cell>
          <table:table-cell table:style-name="ce10" office:value-type="date" office:date-value="2012-03-03">
            <text:p>03</text:p>
          </table:table-cell>
          <table:table-cell table:style-name="ce10" office:value-type="date" office:date-value="2012-03-04">
            <text:p>04</text:p>
          </table:table-cell>
          <table:table-cell table:style-name="ce10" office:value-type="date" office:date-value="2012-03-05">
            <text:p>05</text:p>
          </table:table-cell>
          <table:table-cell table:style-name="ce10" office:value-type="date" office:date-value="2012-03-06">
            <text:p>06</text:p>
          </table:table-cell>
          <table:table-cell table:style-name="ce10" office:value-type="date" office:date-value="2012-03-07">
            <text:p>07</text:p>
          </table:table-cell>
          <table:table-cell table:style-name="ce10" office:value-type="date" office:date-value="2012-03-08">
            <text:p>08</text:p>
          </table:table-cell>
          <table:table-cell table:style-name="ce10" office:value-type="date" office:date-value="2012-03-09">
            <text:p>09</text:p>
          </table:table-cell>
          <table:table-cell table:style-name="ce10" office:value-type="date" office:date-value="2012-03-10">
            <text:p>10</text:p>
          </table:table-cell>
          <table:table-cell table:style-name="ce10" office:value-type="date" office:date-value="2012-03-11">
            <text:p>11</text:p>
          </table:table-cell>
          <table:table-cell table:style-name="ce10" office:value-type="date" office:date-value="2012-03-12">
            <text:p>12</text:p>
          </table:table-cell>
          <table:table-cell table:style-name="ce10" office:value-type="date" office:date-value="2012-03-13">
            <text:p>13</text:p>
          </table:table-cell>
          <table:table-cell table:style-name="ce10" office:value-type="date" office:date-value="2012-03-14">
            <text:p>14</text:p>
          </table:table-cell>
          <table:table-cell table:style-name="ce10" office:value-type="date" office:date-value="2012-03-15">
            <text:p>15</text:p>
          </table:table-cell>
          <table:table-cell table:style-name="ce10" office:value-type="date" office:date-value="2012-03-16">
            <text:p>16</text:p>
          </table:table-cell>
          <table:table-cell table:style-name="ce10" office:value-type="date" office:date-value="2012-03-17">
            <text:p>17</text:p>
          </table:table-cell>
          <table:table-cell table:style-name="ce10" office:value-type="date" office:date-value="2012-03-18">
            <text:p>18</text:p>
          </table:table-cell>
          <table:table-cell table:style-name="ce10" office:value-type="date" office:date-value="2012-03-19">
            <text:p>19</text:p>
          </table:table-cell>
          <table:table-cell table:style-name="ce10" office:value-type="date" office:date-value="2012-03-20">
            <text:p>20</text:p>
          </table:table-cell>
          <table:table-cell table:style-name="ce10" office:value-type="date" office:date-value="2012-03-21">
            <text:p>21</text:p>
          </table:table-cell>
          <table:table-cell table:style-name="ce10" office:value-type="date" office:date-value="2012-03-22">
            <text:p>22</text:p>
          </table:table-cell>
          <table:table-cell table:style-name="ce10" office:value-type="date" office:date-value="2012-03-23">
            <text:p>23</text:p>
          </table:table-cell>
          <table:table-cell table:style-name="ce10" office:value-type="date" office:date-value="2012-03-24">
            <text:p>24</text:p>
          </table:table-cell>
          <table:table-cell table:style-name="ce10" office:value-type="date" office:date-value="2012-03-25">
            <text:p>25</text:p>
          </table:table-cell>
          <table:table-cell table:style-name="ce10" office:value-type="date" office:date-value="2012-03-26">
            <text:p>26</text:p>
          </table:table-cell>
          <table:table-cell table:style-name="ce10" office:value-type="date" office:date-value="2012-03-27">
            <text:p>27</text:p>
          </table:table-cell>
          <table:table-cell table:style-name="ce10" office:value-type="date" office:date-value="2012-03-28">
            <text:p>28</text:p>
          </table:table-cell>
          <table:table-cell table:style-name="ce10" office:value-type="date" office:date-value="2012-03-29">
            <text:p>29</text:p>
          </table:table-cell>
          <table:table-cell table:style-name="ce10" office:value-type="date" office:date-value="2012-03-30">
            <text:p>30</text:p>
          </table:table-cell>
          <table:table-cell table:style-name="ce10" office:value-type="date" office:date-value="2012-03-31">
            <text:p>31</text:p>
          </table:table-cell>
          <table:table-cell table:style-name="ce10" office:value-type="date" office:date-value="2012-04-01">
            <text:p>01</text:p>
          </table:table-cell>
          <table:table-cell table:style-name="ce10" office:value-type="date" office:date-value="2012-04-02">
            <text:p>02</text:p>
          </table:table-cell>
          <table:table-cell table:style-name="ce10" office:value-type="date" office:date-value="2012-04-03">
            <text:p>03</text:p>
          </table:table-cell>
          <table:table-cell table:style-name="ce10" office:value-type="date" office:date-value="2012-04-04">
            <text:p>04</text:p>
          </table:table-cell>
          <table:table-cell table:style-name="ce10" office:value-type="date" office:date-value="2012-04-05">
            <text:p>05</text:p>
          </table:table-cell>
          <table:table-cell table:style-name="ce10" office:value-type="date" office:date-value="2012-04-06">
            <text:p>06</text:p>
          </table:table-cell>
          <table:table-cell table:style-name="ce10" office:value-type="date" office:date-value="2012-04-07">
            <text:p>07</text:p>
          </table:table-cell>
          <table:table-cell table:style-name="ce10" office:value-type="date" office:date-value="2012-04-08">
            <text:p>08</text:p>
          </table:table-cell>
          <table:table-cell table:style-name="ce10" office:value-type="date" office:date-value="2012-04-09">
            <text:p>09</text:p>
          </table:table-cell>
          <table:table-cell table:style-name="ce10" office:value-type="date" office:date-value="2012-04-10">
            <text:p>10</text:p>
          </table:table-cell>
          <table:table-cell table:style-name="ce10" office:value-type="date" office:date-value="2012-04-11">
            <text:p>11</text:p>
          </table:table-cell>
          <table:table-cell table:style-name="ce10" office:value-type="date" office:date-value="2012-04-12">
            <text:p>12</text:p>
          </table:table-cell>
          <table:table-cell table:style-name="ce10" office:value-type="date" office:date-value="2012-04-13">
            <text:p>13</text:p>
          </table:table-cell>
          <table:table-cell table:style-name="ce10" office:value-type="date" office:date-value="2012-04-14">
            <text:p>14</text:p>
          </table:table-cell>
          <table:table-cell table:style-name="ce10" office:value-type="date" office:date-value="2012-04-15">
            <text:p>15</text:p>
          </table:table-cell>
          <table:table-cell table:style-name="ce10" office:value-type="date" office:date-value="2012-04-16">
            <text:p>16</text:p>
          </table:table-cell>
          <table:table-cell table:style-name="ce10" office:value-type="date" office:date-value="2012-04-17">
            <text:p>17</text:p>
          </table:table-cell>
          <table:table-cell table:style-name="ce10" office:value-type="date" office:date-value="2012-04-18">
            <text:p>18</text:p>
          </table:table-cell>
          <table:table-cell table:style-name="ce10" office:value-type="date" office:date-value="2012-04-19">
            <text:p>19</text:p>
          </table:table-cell>
          <table:table-cell table:style-name="ce10" office:value-type="date" office:date-value="2012-04-20">
            <text:p>20</text:p>
          </table:table-cell>
          <table:table-cell table:style-name="ce10" office:value-type="date" office:date-value="2012-04-21">
            <text:p>21</text:p>
          </table:table-cell>
          <table:table-cell table:style-name="ce10" office:value-type="date" office:date-value="2012-04-22">
            <text:p>22</text:p>
          </table:table-cell>
          <table:table-cell table:style-name="ce10" office:value-type="date" office:date-value="2012-04-23">
            <text:p>23</text:p>
          </table:table-cell>
          <table:table-cell table:style-name="ce10" office:value-type="date" office:date-value="2012-04-24">
            <text:p>24</text:p>
          </table:table-cell>
          <table:table-cell table:style-name="ce10" office:value-type="date" office:date-value="2012-04-25">
            <text:p>25</text:p>
          </table:table-cell>
          <table:table-cell table:style-name="ce10" office:value-type="date" office:date-value="2012-04-26">
            <text:p>26</text:p>
          </table:table-cell>
          <table:table-cell table:style-name="ce10" office:value-type="date" office:date-value="2012-04-27">
            <text:p>27</text:p>
          </table:table-cell>
          <table:table-cell table:style-name="ce10" office:value-type="date" office:date-value="2012-04-28">
            <text:p>28</text:p>
          </table:table-cell>
          <table:table-cell table:style-name="ce10" office:value-type="date" office:date-value="2012-04-29">
            <text:p>29</text:p>
          </table:table-cell>
          <table:table-cell table:style-name="ce10" office:value-type="date" office:date-value="2012-04-30">
            <text:p>30</text:p>
          </table:table-cell>
          <table:table-cell table:style-name="ce10" office:value-type="date" office:date-value="2012-05-01">
            <text:p>01</text:p>
          </table:table-cell>
          <table:table-cell table:style-name="ce10" office:value-type="date" office:date-value="2012-05-02">
            <text:p>02</text:p>
          </table:table-cell>
          <table:table-cell table:style-name="ce10" office:value-type="date" office:date-value="2012-05-03">
            <text:p>03</text:p>
          </table:table-cell>
          <table:table-cell table:style-name="ce40" office:value-type="date" office:date-value="2012-05-04">
            <text:p>04</text:p>
          </table:table-cell>
          <table:table-cell table:style-name="ce10" office:value-type="date" office:date-value="2012-05-05">
            <text:p>05</text:p>
          </table:table-cell>
          <table:table-cell table:style-name="ce10" office:value-type="date" office:date-value="2012-05-06">
            <text:p>06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estion de stage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5" table:number-columns-repeated="6"/>
          <table:table-cell table:style-name="ce27"/>
          <table:table-cell table:style-name="ce15" table:number-columns-repeated="6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Rédaction de rapport – Monitoring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 table:number-columns-repeated="2"/>
          <table:table-cell/>
          <table:table-cell table:style-name="ce19" table:number-columns-repeated="2"/>
          <table:table-cell table:style-name="ce16"/>
          <table:table-cell table:style-name="ce28"/>
          <table:table-cell table:style-name="ce12"/>
          <table:table-cell/>
          <table:table-cell table:style-name="ce19" table:number-columns-repeated="2"/>
          <table:table-cell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Mise en place d'un serveur SVN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number-columns-repeated="5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daction du rapport intermédiair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style-name="ce19" table:number-columns-repeated="2"/>
          <table:table-cell table:number-columns-repeated="2"/>
          <table:table-cell table:style-name="ce16"/>
          <table:table-cell table:style-name="ce28"/>
          <table:table-cell table:style-name="ce12"/>
          <table:table-cell/>
          <table:table-cell table:style-name="ce19" table:number-columns-repeated="3"/>
          <table:table-cell table:style-name="ce16"/>
          <table:table-cell table:style-name="ce28"/>
          <table:table-cell table:style-name="ce36"/>
          <table:table-cell table:style-name="ce16"/>
          <table:table-cell table:style-name="ce19"/>
          <table:table-cell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Visite de Stag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/>
          <table:table-cell table:style-name="ce19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Réunions et Rencontres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5" table:number-columns-repeated="6"/>
          <table:table-cell table:style-name="ce27"/>
          <table:table-cell table:style-name="ce15" table:number-columns-repeated="6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Réunions de suivi de Stage</text:p>
          </table:table-cell>
          <table:table-cell table:style-name="ce12"/>
          <table:table-cell table:style-name="ce19" table:number-columns-repeated="2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9"/>
          <table:table-cell table:number-columns-repeated="3"/>
          <table:table-cell table:style-name="ce19"/>
          <table:table-cell table:style-name="ce16"/>
          <table:table-cell table:style-name="ce28"/>
          <table:table-cell table:style-name="ce12"/>
          <table:table-cell table:number-columns-repeated="3"/>
          <table:table-cell table:style-name="ce19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/>
          <table:table-cell table:style-name="ce19"/>
          <table:table-cell table:number-columns-repeated="2"/>
          <table:table-cell table:style-name="ce16"/>
          <table:table-cell table:style-name="ce28"/>
          <table:table-cell table:style-name="ce12"/>
          <table:table-cell/>
          <table:table-cell table:style-name="ce19"/>
          <table:table-cell table:number-columns-repeated="2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style-name="ce19"/>
          <table:table-cell table:number-columns-repeated="2"/>
          <table:table-cell table:style-name="ce19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19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Rencontre avec Thierry Leboucq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union avec SIGMA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31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État de l'art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5" table:number-columns-repeated="6"/>
          <table:table-cell table:style-name="ce27"/>
          <table:table-cell table:style-name="ce15" table:number-columns-repeated="6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Documentation</text:p>
          </table:table-cell>
          <table:table-cell table:style-name="ce13"/>
          <table:table-cell table:style-name="ce19" table:number-columns-repeated="2"/>
          <table:table-cell table:style-name="ce16"/>
          <table:table-cell table:style-name="ce28"/>
          <table:table-cell table:style-name="ce13"/>
          <table:table-cell table:style-name="ce19" table:number-columns-repeated="4"/>
          <table:table-cell table:style-name="ce16"/>
          <table:table-cell table:style-name="ce28"/>
          <table:table-cell table:style-name="ce19" table:number-columns-repeated="2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3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daction de l'état de l'art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3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 table:number-columns-repeated="3"/>
          <table:table-cell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Mesure de consommation d'énergie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2">
          <table:table-cell table:style-name="ce5" office:value-type="string">
            <text:p>pTop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/>
          <table:table-cell table:style-name="ce19" table:number-columns-repeated="2"/>
          <table:table-cell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ClassMexer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3"/>
          <table:table-cell table:style-name="ce19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Energy checker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Green Code Lab – la cantine Numériqu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JouleMeter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 table:number-columns-repeated="3"/>
          <table:table-cell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Présentation à l'équipe ASCOLA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Développement d'outils de démonstrations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Démonstration devant l'équipe ASCOLA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4" office:value-type="string">
            <text:p>OSGi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2">
          <table:table-cell table:style-name="ce5" office:value-type="string">
            <text:p>Formation à OSGi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 table:number-columns-repeated="3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Réalisation de Module OSGi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9" table:number-columns-repeated="3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2">
          <table:table-cell table:style-name="ce5" office:value-type="string">
            <text:p>Conception d'un éco-pattern OSGi*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 table:number-columns-repeated="2"/>
          <table:table-cell table:number-columns-repeated="3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Projet étudiant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Préparation de propositions sujets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union pour les Projets Étudiants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/>
          <table:table-cell table:number-columns-repeated="3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Écriture d'un sujet de projet étudiant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/>
          <table:table-cell table:style-name="ce19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Stratégie d'algorithme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Conception de l'application Stratégie de Tri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2"/>
          <table:table-cell table:style-name="ce19" table:number-columns-repeated="2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Réalisation de l'application Stratégie de Trie*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style-name="ce19"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4" office:value-type="string">
            <text:p>Divers</text:p>
          </table:table-cell>
          <table:table-cell table:style-name="ce11"/>
          <table:table-cell table:style-name="ce15" table:number-columns-repeated="3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3"/>
          <table:table-cell table:style-name="ce41"/>
          <table:table-cell table:style-name="ce15"/>
          <table:table-cell table:style-name="ce27"/>
          <table:table-cell table:number-columns-repeated="2"/>
        </table:table-row>
        <table:table-row table:style-name="ro1">
          <table:table-cell table:style-name="ce5" office:value-type="string">
            <text:p>Installation et configuration du nouveau poste</text:p>
          </table:table-cell>
          <table:table-cell table:style-name="ce12"/>
          <table:table-cell table:number-columns-repeated="2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3"/>
          <table:table-cell table:style-name="ce19"/>
          <table:table-cell table:style-name="ce16"/>
          <table:table-cell table:style-name="ce28"/>
          <table:table-cell table:style-name="ce19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12"/>
          <table:table-cell table:number-columns-repeated="4"/>
          <table:table-cell table:style-name="ce16"/>
          <table:table-cell table:style-name="ce28"/>
          <table:table-cell table:style-name="ce36"/>
          <table:table-cell table:style-name="ce16"/>
          <table:table-cell table:number-columns-repeated="2"/>
          <table:table-cell table:style-name="ce20"/>
          <table:table-cell table:style-name="ce16"/>
          <table:table-cell table:style-name="ce28"/>
          <table:table-cell table:number-columns-repeated="2"/>
        </table:table-row>
        <table:table-row table:style-name="ro1">
          <table:table-cell table:style-name="ce5" office:value-type="string">
            <text:p>Journée Infrastructure distribuée à large échelle</text:p>
          </table:table-cell>
          <table:table-cell table:style-name="ce12"/>
          <table:table-cell table:style-name="ce20" table:number-columns-repeated="2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3"/>
          <table:table-cell table:style-name="ce32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12"/>
          <table:table-cell table:style-name="ce20" table:number-columns-repeated="4"/>
          <table:table-cell table:style-name="ce24"/>
          <table:table-cell table:style-name="ce28"/>
          <table:table-cell table:style-name="ce36"/>
          <table:table-cell table:style-name="ce24"/>
          <table:table-cell table:style-name="ce20" table:number-columns-repeated="3"/>
          <table:table-cell table:style-name="ce24"/>
          <table:table-cell table:style-name="ce28"/>
          <table:table-cell table:number-columns-repeated="2"/>
        </table:table-row>
        <table:table-row table:style-name="ro2">
          <table:table-cell table:style-name="ce6" office:value-type="string">
            <text:p>Formation à WildCat</text:p>
          </table:table-cell>
          <table:table-cell table:style-name="ce14"/>
          <table:table-cell table:style-name="ce21" table:number-columns-repeated="2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2"/>
          <table:table-cell table:style-name="ce33" table:number-columns-repeated="2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37"/>
          <table:table-cell table:style-name="ce25"/>
          <table:table-cell table:style-name="ce21" table:number-columns-repeated="3"/>
          <table:table-cell table:style-name="ce25"/>
          <table:table-cell table:style-name="ce29"/>
          <table:table-cell table:number-columns-repeated="2"/>
        </table:table-row>
        <table:table-row table:style-name="ro1">
          <table:table-cell table:number-columns-repeated="99"/>
        </table:table-row>
        <table:table-row table:style-name="ro1">
          <table:table-cell table:style-name="ce7" office:value-type="string">
            <text:p>Légende : </text:p>
          </table:table-cell>
          <table:table-cell table:style-name="ce15"/>
          <table:table-cell/>
          <table:table-cell office:value-type="string">
            <text:p>Ligne de séparation</text:p>
          </table:table-cell>
          <table:table-cell table:number-columns-repeated="5"/>
          <table:table-cell table:style-name="ce19"/>
          <table:table-cell/>
          <table:table-cell office:value-type="string">
            <text:p>Jour de travail sur la tache</text:p>
          </table:table-cell>
          <table:table-cell table:number-columns-repeated="87"/>
        </table:table-row>
        <table:table-row table:style-name="ro1">
          <table:table-cell/>
          <table:table-cell table:style-name="ce16"/>
          <table:table-cell/>
          <table:table-cell office:value-type="string">
            <text:p>Jour non travaillé</text:p>
          </table:table-cell>
          <table:table-cell table:number-columns-repeated="5"/>
          <table:table-cell table:style-name="ce30" office:value-type="string">
            <text:p>*</text:p>
          </table:table-cell>
          <table:table-cell/>
          <table:table-cell office:value-type="string">
            <text:p>Tache Non terminée</text:p>
          </table:table-cell>
          <table:table-cell table:number-columns-repeated="87"/>
        </table:table-row>
        <table:table-row table:style-name="ro1" table:number-rows-repeated="1048531">
          <table:table-cell table:number-columns-repeated="99"/>
        </table:table-row>
        <table:table-row table:style-name="ro1">
          <table:table-cell table:number-columns-repeated="99"/>
        </table:table-row>
      </table:table>
      <table:table table:name="Planning Prévisionnel" table:style-name="ta1">
        <office:forms form:automatic-focus="false" form:apply-design-mode="false"/>
        <table:table-column table:style-name="co5" table:default-cell-style-name="ce5"/>
        <table:table-column table:style-name="co2" table:default-cell-style-name="ce36"/>
        <table:table-column table:style-name="co2" table:default-cell-style-name="ce16"/>
        <table:table-column table:style-name="co2" table:number-columns-repeated="3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2" table:default-cell-style-name="Default"/>
        <table:table-column table:style-name="co2" table:number-columns-repeated="3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36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ce28"/>
        <table:table-column table:style-name="co3" table:number-columns-repeated="2" table:default-cell-style-name="Default"/>
        <table:table-column table:style-name="co4" table:number-columns-repeated="869" table:default-cell-style-name="Default"/>
        <table:table-row table:style-name="ro1">
          <table:table-cell table:style-name="ce42" office:value-type="string" table:number-columns-spanned="1" table:number-rows-spanned="3">
            <text:p>Taches</text:p>
          </table:table-cell>
          <table:table-cell table:style-name="ce43" office:value-type="string" table:number-columns-spanned="25" table:number-rows-spanned="1">
            <text:p>Mai</text:p>
          </table:table-cell>
          <table:covered-table-cell table:style-name="ce46"/>
          <table:covered-table-cell table:number-columns-repeated="5" table:style-name="ce48"/>
          <table:covered-table-cell table:style-name="ce43"/>
          <table:covered-table-cell table:number-columns-repeated="6" table:style-name="ce48"/>
          <table:covered-table-cell table:style-name="ce43"/>
          <table:covered-table-cell table:number-columns-repeated="6" table:style-name="ce48"/>
          <table:covered-table-cell table:style-name="ce43"/>
          <table:covered-table-cell table:number-columns-repeated="3" table:style-name="ce48"/>
          <table:table-cell table:style-name="ce55" office:value-type="date" office:date-value="2012-06-01" table:number-columns-spanned="31" table:number-rows-spanned="1">
            <text:p>juin</text:p>
          </table:table-cell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covered-table-cell table:style-name="ce55"/>
          <table:covered-table-cell table:number-columns-repeated="4" table:style-name="ce56"/>
          <table:covered-table-cell table:number-columns-repeated="2" table:style-name="ce46"/>
          <table:table-cell table:style-name="ce57" table:number-columns-repeated="871"/>
        </table:table-row>
        <table:table-row table:style-name="ro1">
          <table:covered-table-cell table:style-name="ce3"/>
          <table:table-cell table:style-name="ce44" office:value-type="float" office:value="19" table:number-columns-spanned="7" table:number-rows-spanned="1">
            <text:p>19</text:p>
          </table:table-cell>
          <table:covered-table-cell table:style-name="ce47"/>
          <table:covered-table-cell table:number-columns-repeated="3" table:style-name="ce49"/>
          <table:covered-table-cell table:style-name="ce47"/>
          <table:covered-table-cell table:style-name="ce51"/>
          <table:table-cell table:style-name="ce44" office:value-type="float" office:value="20" table:number-columns-spanned="7" table:number-rows-spanned="1">
            <text:p>20</text:p>
          </table:table-cell>
          <table:covered-table-cell table:number-columns-repeated="2" table:style-name="ce49"/>
          <table:covered-table-cell table:number-columns-repeated="3" table:style-name="ce47"/>
          <table:covered-table-cell table:style-name="ce51"/>
          <table:table-cell table:style-name="ce44" office:value-type="float" office:value="21" table:number-columns-spanned="7" table:number-rows-spanned="1">
            <text:p>21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2" table:number-columns-spanned="7" table:number-rows-spanned="1">
            <text:p>22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3" table:number-columns-spanned="7" table:number-rows-spanned="1">
            <text:p>23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4" table:number-columns-spanned="7" table:number-rows-spanned="1">
            <text:p>24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5" table:number-columns-spanned="7" table:number-rows-spanned="1">
            <text:p>25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44" office:value-type="float" office:value="26" table:number-columns-spanned="7" table:number-rows-spanned="1">
            <text:p>26</text:p>
          </table:table-cell>
          <table:covered-table-cell table:number-columns-repeated="4" table:style-name="ce49"/>
          <table:covered-table-cell table:style-name="ce47"/>
          <table:covered-table-cell table:style-name="ce51"/>
          <table:table-cell table:style-name="ce57" table:number-columns-repeated="871"/>
        </table:table-row>
        <table:table-row table:style-name="ro1">
          <table:covered-table-cell table:style-name="ce3"/>
          <table:table-cell table:style-name="ce45" office:value-type="date" office:date-value="2012-05-07">
            <text:p>07</text:p>
          </table:table-cell>
          <table:table-cell table:style-name="ce45" office:value-type="date" office:date-value="2012-05-08">
            <text:p>08</text:p>
          </table:table-cell>
          <table:table-cell table:style-name="ce45" office:value-type="date" office:date-value="2012-05-09">
            <text:p>09</text:p>
          </table:table-cell>
          <table:table-cell table:style-name="ce45" office:value-type="date" office:date-value="2012-05-10">
            <text:p>10</text:p>
          </table:table-cell>
          <table:table-cell table:style-name="ce45" office:value-type="date" office:date-value="2012-05-11">
            <text:p>11</text:p>
          </table:table-cell>
          <table:table-cell table:style-name="ce45" office:value-type="date" office:date-value="2012-05-12">
            <text:p>12</text:p>
          </table:table-cell>
          <table:table-cell table:style-name="ce45" office:value-type="date" office:date-value="2012-05-13">
            <text:p>13</text:p>
          </table:table-cell>
          <table:table-cell table:style-name="ce45" office:value-type="date" office:date-value="2012-05-14">
            <text:p>14</text:p>
          </table:table-cell>
          <table:table-cell table:style-name="ce45" office:value-type="date" office:date-value="2012-05-15">
            <text:p>15</text:p>
          </table:table-cell>
          <table:table-cell table:style-name="ce45" office:value-type="date" office:date-value="2012-05-16">
            <text:p>16</text:p>
          </table:table-cell>
          <table:table-cell table:style-name="ce45" office:value-type="date" office:date-value="2012-05-17">
            <text:p>17</text:p>
          </table:table-cell>
          <table:table-cell table:style-name="ce45" office:value-type="date" office:date-value="2012-05-18">
            <text:p>18</text:p>
          </table:table-cell>
          <table:table-cell table:style-name="ce45" office:value-type="date" office:date-value="2012-05-19">
            <text:p>19</text:p>
          </table:table-cell>
          <table:table-cell table:style-name="ce45" office:value-type="date" office:date-value="2012-05-20">
            <text:p>20</text:p>
          </table:table-cell>
          <table:table-cell table:style-name="ce45" office:value-type="date" office:date-value="2012-05-21">
            <text:p>21</text:p>
          </table:table-cell>
          <table:table-cell table:style-name="ce45" office:value-type="date" office:date-value="2012-05-22">
            <text:p>22</text:p>
          </table:table-cell>
          <table:table-cell table:style-name="ce45" office:value-type="date" office:date-value="2012-05-23">
            <text:p>23</text:p>
          </table:table-cell>
          <table:table-cell table:style-name="ce45" office:value-type="date" office:date-value="2012-05-24">
            <text:p>24</text:p>
          </table:table-cell>
          <table:table-cell table:style-name="ce45" office:value-type="date" office:date-value="2012-05-25">
            <text:p>25</text:p>
          </table:table-cell>
          <table:table-cell table:style-name="ce45" office:value-type="date" office:date-value="2012-05-26">
            <text:p>26</text:p>
          </table:table-cell>
          <table:table-cell table:style-name="ce45" office:value-type="date" office:date-value="2012-05-27">
            <text:p>27</text:p>
          </table:table-cell>
          <table:table-cell table:style-name="ce45" office:value-type="date" office:date-value="2012-05-28">
            <text:p>28</text:p>
          </table:table-cell>
          <table:table-cell table:style-name="ce45" office:value-type="date" office:date-value="2012-05-29">
            <text:p>29</text:p>
          </table:table-cell>
          <table:table-cell table:style-name="ce45" office:value-type="date" office:date-value="2012-05-30">
            <text:p>30</text:p>
          </table:table-cell>
          <table:table-cell table:style-name="ce45" office:value-type="date" office:date-value="2012-05-31">
            <text:p>31</text:p>
          </table:table-cell>
          <table:table-cell table:style-name="ce45" office:value-type="date" office:date-value="2012-06-01">
            <text:p>01</text:p>
          </table:table-cell>
          <table:table-cell table:style-name="ce45" office:value-type="date" office:date-value="2012-06-02">
            <text:p>02</text:p>
          </table:table-cell>
          <table:table-cell table:style-name="ce45" office:value-type="date" office:date-value="2012-06-03">
            <text:p>03</text:p>
          </table:table-cell>
          <table:table-cell table:style-name="ce45" office:value-type="date" office:date-value="2012-06-04">
            <text:p>04</text:p>
          </table:table-cell>
          <table:table-cell table:style-name="ce45" office:value-type="date" office:date-value="2012-06-05">
            <text:p>05</text:p>
          </table:table-cell>
          <table:table-cell table:style-name="ce45" office:value-type="date" office:date-value="2012-06-06">
            <text:p>06</text:p>
          </table:table-cell>
          <table:table-cell table:style-name="ce45" office:value-type="date" office:date-value="2012-06-07">
            <text:p>07</text:p>
          </table:table-cell>
          <table:table-cell table:style-name="ce45" office:value-type="date" office:date-value="2012-06-08">
            <text:p>08</text:p>
          </table:table-cell>
          <table:table-cell table:style-name="ce45" office:value-type="date" office:date-value="2012-06-09">
            <text:p>09</text:p>
          </table:table-cell>
          <table:table-cell table:style-name="ce45" office:value-type="date" office:date-value="2012-06-10">
            <text:p>10</text:p>
          </table:table-cell>
          <table:table-cell table:style-name="ce45" office:value-type="date" office:date-value="2012-06-11">
            <text:p>11</text:p>
          </table:table-cell>
          <table:table-cell table:style-name="ce45" office:value-type="date" office:date-value="2012-06-12">
            <text:p>12</text:p>
          </table:table-cell>
          <table:table-cell table:style-name="ce45" office:value-type="date" office:date-value="2012-06-13">
            <text:p>13</text:p>
          </table:table-cell>
          <table:table-cell table:style-name="ce45" office:value-type="date" office:date-value="2012-06-14">
            <text:p>14</text:p>
          </table:table-cell>
          <table:table-cell table:style-name="ce45" office:value-type="date" office:date-value="2012-06-15">
            <text:p>15</text:p>
          </table:table-cell>
          <table:table-cell table:style-name="ce45" office:value-type="date" office:date-value="2012-06-16">
            <text:p>16</text:p>
          </table:table-cell>
          <table:table-cell table:style-name="ce45" office:value-type="date" office:date-value="2012-06-17">
            <text:p>17</text:p>
          </table:table-cell>
          <table:table-cell table:style-name="ce45" office:value-type="date" office:date-value="2012-06-18">
            <text:p>18</text:p>
          </table:table-cell>
          <table:table-cell table:style-name="ce45" office:value-type="date" office:date-value="2012-06-19">
            <text:p>19</text:p>
          </table:table-cell>
          <table:table-cell table:style-name="ce45" office:value-type="date" office:date-value="2012-06-20">
            <text:p>20</text:p>
          </table:table-cell>
          <table:table-cell table:style-name="ce45" office:value-type="date" office:date-value="2012-06-21">
            <text:p>21</text:p>
          </table:table-cell>
          <table:table-cell table:style-name="ce45" office:value-type="date" office:date-value="2012-06-22">
            <text:p>22</text:p>
          </table:table-cell>
          <table:table-cell table:style-name="ce45" office:value-type="date" office:date-value="2012-06-23">
            <text:p>23</text:p>
          </table:table-cell>
          <table:table-cell table:style-name="ce45" office:value-type="date" office:date-value="2012-06-24">
            <text:p>24</text:p>
          </table:table-cell>
          <table:table-cell table:style-name="ce45" office:value-type="date" office:date-value="2012-06-25">
            <text:p>25</text:p>
          </table:table-cell>
          <table:table-cell table:style-name="ce45" office:value-type="date" office:date-value="2012-06-26">
            <text:p>26</text:p>
          </table:table-cell>
          <table:table-cell table:style-name="ce45" office:value-type="date" office:date-value="2012-06-27">
            <text:p>27</text:p>
          </table:table-cell>
          <table:table-cell table:style-name="ce45" office:value-type="date" office:date-value="2012-06-28">
            <text:p>28</text:p>
          </table:table-cell>
          <table:table-cell table:style-name="ce45" office:value-type="date" office:date-value="2012-06-29">
            <text:p>29</text:p>
          </table:table-cell>
          <table:table-cell table:style-name="ce45" office:value-type="date" office:date-value="2012-06-30">
            <text:p>30</text:p>
          </table:table-cell>
          <table:table-cell table:style-name="ce45" office:value-type="date" office:date-value="2012-07-01">
            <text:p>01</text:p>
          </table:table-cell>
          <table:table-cell table:style-name="ce57" table:number-columns-repeated="871"/>
        </table:table-row>
        <table:table-row table:style-name="ro1">
          <table:table-cell table:style-name="ce4" office:value-type="string">
            <text:p>Gestion de Stage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Rédaction Rapport de stage</text:p>
          </table:table-cell>
          <table:table-cell table:number-columns-repeated="4"/>
          <table:table-cell table:style-name="ce19"/>
          <table:table-cell table:number-columns-repeated="18"/>
          <table:table-cell table:style-name="ce19" table:number-columns-repeated="2"/>
          <table:table-cell table:number-columns-repeated="7"/>
          <table:table-cell table:style-name="ce19"/>
          <table:table-cell table:number-columns-repeated="2"/>
          <table:table-cell table:style-name="ce13"/>
          <table:table-cell table:number-columns-repeated="6"/>
          <table:table-cell table:style-name="ce13"/>
          <table:table-cell table:style-name="ce19" table:number-columns-repeated="4"/>
          <table:table-cell table:number-columns-repeated="880"/>
        </table:table-row>
        <table:table-row table:style-name="ro1">
          <table:table-cell office:value-type="string">
            <text:p>Bilan Stage et préparation soutenance</text:p>
          </table:table-cell>
          <table:table-cell table:number-columns-repeated="35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ce50" table:number-columns-repeated="4"/>
          <table:table-cell table:number-columns-repeated="874"/>
        </table:table-row>
        <table:table-row table:style-name="ro1">
          <table:table-cell office:value-type="string">
            <text:p>Soutenance</text:p>
          </table:table-cell>
          <table:table-cell table:number-columns-repeated="53"/>
          <table:table-cell table:style-name="ce50"/>
          <table:table-cell table:number-columns-repeated="873"/>
        </table:table-row>
        <table:table-row table:style-name="ro1">
          <table:table-cell table:style-name="ce4" office:value-type="string">
            <text:p>Architecture modulaire dédiée à l'économie d'énergie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Conception détaillée</text:p>
          </table:table-cell>
          <table:table-cell table:number-columns-repeated="2"/>
          <table:table-cell table:style-name="ce50" table:number-columns-repeated="3"/>
          <table:table-cell table:number-columns-repeated="922"/>
        </table:table-row>
        <table:table-row table:style-name="ro1">
          <table:table-cell office:value-type="string">
            <text:p>Implémentation de la solution</text:p>
          </table:table-cell>
          <table:table-cell table:number-columns-repeated="7"/>
          <table:table-cell table:style-name="ce52"/>
          <table:table-cell table:style-name="ce50" table:number-columns-repeated="2"/>
          <table:table-cell table:style-name="ce53" table:number-columns-repeated="2"/>
          <table:table-cell table:number-columns-repeated="2"/>
          <table:table-cell table:style-name="ce13"/>
          <table:table-cell table:style-name="ce19"/>
          <table:table-cell table:number-columns-repeated="911"/>
        </table:table-row>
        <table:table-row table:style-name="ro1">
          <table:table-cell office:value-type="string">
            <text:p>Test et correction de la solution</text:p>
          </table:table-cell>
          <table:table-cell table:number-columns-repeated="14"/>
          <table:table-cell table:style-name="ce54"/>
          <table:table-cell table:style-name="ce31"/>
          <table:table-cell table:style-name="ce19" table:number-columns-repeated="3"/>
          <table:table-cell table:number-columns-repeated="908"/>
        </table:table-row>
        <table:table-row table:style-name="ro1">
          <table:table-cell office:value-type="string">
            <text:p>Mesure des résultats et analyse</text:p>
          </table:table-cell>
          <table:table-cell table:number-columns-repeated="22"/>
          <table:table-cell table:style-name="ce19" table:number-columns-repeated="3"/>
          <table:table-cell table:number-columns-repeated="902"/>
        </table:table-row>
        <table:table-row table:style-name="ro1">
          <table:table-cell table:style-name="ce4" office:value-type="string">
            <text:p>Stratégie dans les algorithmes – Trieur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Suite de l'implémentation du trieur</text:p>
          </table:table-cell>
          <table:table-cell table:number-columns-repeated="22"/>
          <table:table-cell table:style-name="ce31" table:number-columns-repeated="3"/>
          <table:table-cell table:style-name="ce19"/>
          <table:table-cell table:number-columns-repeated="2"/>
          <table:table-cell table:style-name="ce13"/>
          <table:table-cell table:style-name="ce19"/>
          <table:table-cell table:number-columns-repeated="897"/>
        </table:table-row>
        <table:table-row table:style-name="ro1">
          <table:table-cell office:value-type="string">
            <text:p>Implémentation d'algorithmes de tri paramétrables</text:p>
          </table:table-cell>
          <table:table-cell table:number-columns-repeated="22"/>
          <table:table-cell table:style-name="ce31" table:number-columns-repeated="3"/>
          <table:table-cell table:number-columns-repeated="3"/>
          <table:table-cell table:style-name="Default"/>
          <table:table-cell/>
          <table:table-cell table:style-name="ce19" table:number-columns-repeated="2"/>
          <table:table-cell table:number-columns-repeated="895"/>
        </table:table-row>
        <table:table-row table:style-name="ro1">
          <table:table-cell office:value-type="string">
            <text:p>Mesure des résultats et analyse</text:p>
          </table:table-cell>
          <table:table-cell table:number-columns-repeated="22"/>
          <table:table-cell table:style-name="ce31" table:number-columns-repeated="3"/>
          <table:table-cell table:number-columns-repeated="3"/>
          <table:table-cell table:style-name="Default"/>
          <table:table-cell table:number-columns-repeated="3"/>
          <table:table-cell table:style-name="ce19"/>
          <table:table-cell table:number-columns-repeated="2"/>
          <table:table-cell table:style-name="ce13"/>
          <table:table-cell table:number-columns-repeated="891"/>
        </table:table-row>
        <table:table-row table:style-name="ro1">
          <table:table-cell table:style-name="ce4" office:value-type="string">
            <text:p>Programme de démonstration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Écriture de programmes illustrant des bonnes pratiques</text:p>
          </table:table-cell>
          <table:table-cell table:number-columns-repeated="22"/>
          <table:table-cell table:style-name="ce31" table:number-columns-repeated="3"/>
          <table:table-cell table:number-columns-repeated="3"/>
          <table:table-cell table:style-name="Default"/>
          <table:table-cell table:number-columns-repeated="3"/>
          <table:table-cell table:style-name="ce31"/>
          <table:table-cell table:number-columns-repeated="2"/>
          <table:table-cell table:style-name="ce54"/>
          <table:table-cell table:style-name="ce19" table:number-columns-repeated="4"/>
          <table:table-cell table:number-columns-repeated="2"/>
          <table:table-cell table:style-name="ce13"/>
          <table:table-cell table:style-name="ce19" table:number-columns-repeated="4"/>
          <table:table-cell table:number-columns-repeated="880"/>
        </table:table-row>
        <table:table-row table:style-name="ro1">
          <table:table-cell table:style-name="ce4" office:value-type="string">
            <text:p>Projet étudiants</text:p>
          </table:table-cell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style-name="ce11"/>
          <table:table-cell table:style-name="ce15" table:number-columns-repeated="5"/>
          <table:table-cell table:style-name="ce27"/>
          <table:table-cell table:number-columns-repeated="871"/>
        </table:table-row>
        <table:table-row table:style-name="ro1">
          <table:table-cell office:value-type="string">
            <text:p>Créneaux étudiants</text:p>
          </table:table-cell>
          <table:table-cell table:number-columns-repeated="8"/>
          <table:table-cell table:style-name="ce50"/>
          <table:table-cell table:number-columns-repeated="9"/>
          <table:table-cell table:style-name="ce50"/>
          <table:table-cell table:number-columns-repeated="908"/>
        </table:table-row>
        <table:table-row table:style-name="ro1">
          <table:table-cell table:style-name="ce6" office:value-type="string">
            <text:p>Soutenance</text:p>
          </table:table-cell>
          <table:table-cell table:style-name="ce37"/>
          <table:table-cell table:style-name="ce25"/>
          <table:table-cell table:style-name="ce21" table:number-columns-repeated="3"/>
          <table:table-cell table:style-name="ce25"/>
          <table:table-cell table:style-name="ce29"/>
          <table:table-cell table:style-name="ce14"/>
          <table:table-cell table:style-name="ce21" table:number-columns-repeated="2"/>
          <table:table-cell table:style-name="ce25" table:number-columns-repeated="3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37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3"/>
          <table:table-cell table:style-name="ce33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style-name="ce14"/>
          <table:table-cell table:style-name="ce21" table:number-columns-repeated="4"/>
          <table:table-cell table:style-name="ce25"/>
          <table:table-cell table:style-name="ce29"/>
          <table:table-cell table:number-columns-repeated="871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871"/>
        </table:table-row>
        <table:table-row table:style-name="ro1">
          <table:table-cell table:style-name="ce7" office:value-type="string">
            <text:p>Légende : </text:p>
          </table:table-cell>
          <table:table-cell table:style-name="ce15"/>
          <table:table-cell table:style-name="Default"/>
          <table:table-cell office:value-type="string">
            <text:p>Ligne de séparation</text:p>
          </table:table-cell>
          <table:table-cell table:number-columns-repeated="2"/>
          <table:table-cell table:style-name="Default" table:number-columns-repeated="3"/>
          <table:table-cell table:style-name="ce19"/>
          <table:table-cell/>
          <table:table-cell table:style-name="Default" office:value-type="string">
            <text:p>Jour de travail sur la tache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871"/>
        </table:table-row>
        <table:table-row table:style-name="ro1">
          <table:table-cell table:style-name="Default"/>
          <table:table-cell table:style-name="ce16"/>
          <table:table-cell table:style-name="Default"/>
          <table:table-cell office:value-type="string">
            <text:p>Jour non travaillé</text:p>
          </table:table-cell>
          <table:table-cell table:number-columns-repeated="2"/>
          <table:table-cell table:style-name="Default" table:number-columns-repeated="3"/>
          <table:table-cell table:style-name="ce30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8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15cm" style:num-format="1" style:print-orientation="landscape" fo:margin="1cm" fo:margin-top="1cm" fo:margin-bottom="1cm" fo:margin-left="1cm" fo:margin-right="1cm" style:scale-to="100%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Delamare</meta:initial-creator>
    <meta:creation-date>2012-04-26T17:32:13</meta:creation-date>
    <dc:date>2012-05-09T18:31:12</dc:date>
    <dc:creator>Guillaume Delamare</dc:creator>
    <meta:editing-duration>PT3H12M31S</meta:editing-duration>
    <meta:editing-cycles>8</meta:editing-cycles>
    <meta:generator>LibreOffice/3.5$Linux_X86_64 LibreOffice_project/350m1$Build-2</meta:generator>
    <meta:document-statistic meta:table-count="2" meta:cell-count="246" meta:object-count="0"/>
  </office:meta>
</office:document-meta>
</file>